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Estremità_20_linea_20_2" draw:marker-end-width="0.3cm" draw:fill="none" draw:textarea-vertical-align="middle"/>
    </style:style>
    <style:style style:name="gr2" style:family="graphic" style:parent-style-name="objectwithoutfill">
      <style:graphic-properties draw:marker-end="Estremità_20_linea_20_3" draw:marker-end-width="0.3cm" draw:fill="none" draw:textarea-vertical-align="middle"/>
    </style:style>
    <style:style style:name="gr3" style:family="graphic" style:parent-style-name="standard">
      <style:graphic-properties draw:stroke="none" svg:stroke-color="#000000" draw:fill="none" draw:fill-color="#ffffff" fo:min-height="1.423cm"/>
      <style:paragraph-properties style:writing-mode="lr-tb"/>
    </style:style>
    <style:style style:name="gr4" style:family="graphic" style:parent-style-name="standard">
      <style:graphic-properties draw:stroke="none" svg:stroke-color="#000000" draw:fill="none" draw:fill-color="#ffffff" fo:min-height="0.712cm"/>
      <style:paragraph-properties style:writing-mode="lr-tb"/>
    </style:style>
    <style:style style:name="gr5"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 style:family="graphic" style:parent-style-name="objectwithoutfill">
      <style:graphic-properties svg:stroke-width="0.1cm" svg:stroke-color="#ff8000" draw:marker-start-width="0.35cm" draw:marker-end-width="0.35cm" draw:fill="none" draw:textarea-vertical-align="middle" fo:padding-top="0.175cm" fo:padding-bottom="0.175cm" fo:padding-left="0.3cm" fo:padding-right="0.3cm"/>
    </style:style>
    <style:style style:name="gr7" style:family="graphic" style:parent-style-name="objectwithoutfill">
      <style:graphic-properties draw:stroke="dash" draw:stroke-dash="Long_20_Dash" svg:stroke-width="0.1cm" svg:stroke-color="#81d41a"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dash" draw:stroke-dash="Long_20_Dash" draw:fill="none" draw:textarea-vertical-align="middle"/>
    </style:style>
    <style:style style:name="gr9" style:family="graphic" style:parent-style-name="standard">
      <style:graphic-properties draw:stroke="none" svg:stroke-color="#000000" draw:fill="none" draw:fill-color="#ffffff" fo:min-height="0.823cm"/>
      <style:paragraph-properties style:writing-mode="lr-tb"/>
    </style:style>
    <style:style style:name="gr10" style:family="graphic" style:parent-style-name="objectwithoutfill">
      <style:graphic-properties draw:stroke="dash" draw:stroke-dash="Long_20_Dash" svg:stroke-width="0.1cm" svg:stroke-color="#d4ea6b"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645cm"/>
      <style:paragraph-properties style:writing-mode="lr-tb"/>
    </style:style>
    <style:style style:name="gr12" style:family="graphic" style:parent-style-name="standard">
      <style:graphic-properties draw:fill="solid" draw:fill-color="#dee6ef" draw:textarea-vertical-align="middle" draw:auto-grow-height="false" fo:min-height="0.604cm" fo:min-width="0cm" fo:wrap-option="wrap"/>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Estremità_20_linea_20_6" draw:marker-end-width="0.3cm" draw:fill="none" draw:textarea-vertical-align="middle"/>
    </style:style>
    <style:style style:name="gr16" style:family="graphic" style:parent-style-name="objectwithoutfill">
      <style:graphic-properties draw:marker-end="Estremità_20_linea_20_7" draw:marker-end-width="0.3cm" draw:fill="none" draw:textarea-vertical-align="middle"/>
    </style:style>
    <style:style style:name="gr17" style:family="graphic" style:parent-style-name="standard">
      <style:graphic-properties draw:stroke="none" svg:stroke-color="#000000" draw:fill="none" draw:fill-color="#ffffff" fo:min-height="0.55cm"/>
      <style:paragraph-properties style:writing-mode="lr-tb"/>
    </style:style>
    <style:style style:name="gr18" style:family="graphic" style:parent-style-name="standard">
      <style:graphic-properties draw:stroke="none" svg:stroke-color="#000000" draw:fill="none" draw:fill-color="#ffffff" fo:min-height="1.5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font-size="10.5pt" style:font-size-asian="10.5pt" style:font-size-complex="10.5pt"/>
    </style:style>
    <style:style style:name="P6" style:family="paragraph">
      <style:paragraph-properties fo:text-align="center"/>
    </style:style>
    <style:style style:name="P7" style:family="paragraph">
      <loext:graphic-properties draw:fill="solid" draw:fill-color="#dee6ef"/>
      <style:paragraph-properties fo:text-align="center"/>
    </style:style>
    <style:style style:name="P8" style:family="paragraph">
      <loext:graphic-properties draw:fill="none" draw:fill-color="#ffffff"/>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loext:graphic-properties draw:fill="none" draw:fill-color="#ffffff"/>
      <style:paragraph-properties fo:text-align="center" style:writing-mode="lr-tb"/>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4cm" svg:y1="15.8cm" svg:x2="4cm" svg:y2="5.7cm">
          <text:p/>
        </draw:line>
        <draw:line draw:style-name="gr2" draw:text-style-name="P1" draw:layer="layout" svg:x1="3.1cm" svg:y1="15cm" svg:x2="25.1cm" svg:y2="15cm">
          <text:p/>
        </draw:line>
        <draw:frame draw:style-name="gr3" draw:text-style-name="P2" draw:layer="layout" svg:width="4cm" svg:height="1.673cm" svg:x="23.8cm" svg:y="14.927cm">
          <draw:text-box>
            <text:p><text:span text:style-name="T1">tempo (sec)</text:span></text:p>
          </draw:text-box>
        </draw:frame>
        <draw:frame draw:style-name="gr4" draw:text-style-name="P3" draw:layer="layout" svg:width="1.4cm" svg:height="0.962cm" svg:x="2.8cm" svg:y="5.9cm">
          <draw:text-box>
            <text:p>°C</text:p>
          </draw:text-box>
        </draw:frame>
        <draw:path draw:style-name="gr5" draw:text-style-name="P1" draw:layer="layout" svg:width="19.603cm" svg:height="6.652cm" svg:x="3.996cm" svg:y="7.569cm" svg:viewBox="0 0 19604 6653" svg:d="M0 6631c285 0 1929 51 2204 0 300-57 837-875 1046-1134 194-240 781-1212 1033-1562 314-437 730-1312 1035-1755 239-348 1214-1540 1500-1700 244-138 1583-521 1926-476 278 37 567 53 831 151s540 147 781 302c250 160 507 314 756 479 276 183 503 421 756 630 259 213 472 477 655 756 162 247 324 485 454 756 128 268 303 513 479 756 177 244 292 532 504 756 230 243 501 444 781 630 276 183 571 302 857 478 243 150 543 188 806 303 266 117 553 173 832 252 261 74 536 73 806 101 251 26 502 60 756 50 259-10 520 0 781 0 8 0 17 0 25 0">
          <text:p/>
        </draw:path>
        <draw:path draw:style-name="gr6" draw:text-style-name="P1" draw:layer="layout" svg:width="18.217cm" svg:height="3.874cm" draw:transform="rotate (-0.114842664781228) translate (4.12362513478698cm 9.63293196609578cm)" svg:viewBox="0 0 18218 3875" svg:d="M0 1070c185-31 332 72 512 108 194 40 384 111 530 272 149 163 315 318 499 442 188 126 311 302 484 444 158 130 264 315 419 451 156 137 264 328 434 451 166 119 352 212 549 286 186 70 375 138 557 218 179 78 377 77 564 118 177 41 353-12 529-27 186-15 372-42 558-64 169-19 326-130 496-150 167-19 745-286 1058-423 359-142 470-54 1269-477 600-543 371-535 538-566 175-31 451-297 624-343 175-50 1941-861 2239-895 298-33 1532-681 2218-858 682-182 4141 129 4141 129">
          <text:p/>
        </draw:path>
        <draw:line draw:style-name="gr7" draw:text-style-name="P1" draw:layer="layout" svg:x1="3.8cm" svg:y1="12.9cm" svg:x2="24.9cm" svg:y2="12.9cm">
          <text:p/>
        </draw:line>
        <draw:line draw:style-name="gr8" draw:text-style-name="P1" draw:layer="layout" svg:x1="6.2cm" svg:y1="7.3cm" svg:x2="6.2cm" svg:y2="15.4cm">
          <text:p/>
        </draw:line>
        <draw:frame draw:style-name="gr9" draw:text-style-name="P5" draw:layer="layout" svg:width="2.5cm" svg:height="1.073cm" svg:x="1.5cm" svg:y="12.4cm">
          <draw:text-box>
            <text:p text:style-name="P4"><text:span text:style-name="T2">Temp. termostato</text:span></text:p>
          </draw:text-box>
        </draw:frame>
        <draw:frame draw:style-name="gr9" draw:text-style-name="P5" draw:layer="layout" svg:width="2.5cm" svg:height="1.073cm" svg:x="4.8cm" svg:y="15.327cm">
          <draw:text-box>
            <text:p text:style-name="P6"><text:span text:style-name="T2">Accensione <text:s/>caldaia</text:span></text:p>
          </draw:text-box>
        </draw:frame>
        <draw:line draw:style-name="gr10" draw:text-style-name="P1" draw:layer="layout" svg:x1="3.8cm" svg:y1="10.5cm" svg:x2="24.9cm" svg:y2="10.5cm">
          <text:p/>
        </draw:line>
        <draw:line draw:style-name="gr8" draw:text-style-name="P1" draw:layer="layout" svg:x1="8.9cm" svg:y1="7.3cm" svg:x2="8.9cm" svg:y2="15.4cm">
          <text:p/>
        </draw:line>
        <draw:frame draw:style-name="gr11" draw:text-style-name="P5" draw:layer="layout" svg:width="3.425cm" svg:height="1.895cm" svg:x="0.6cm" svg:y="9.876cm">
          <draw:text-box>
            <text:p text:style-name="P4"><text:span text:style-name="T2">Temperatura attivazione conteggio </text:span></text:p>
          </draw:text-box>
        </draw:frame>
        <draw:frame draw:style-name="gr9" draw:text-style-name="P5" draw:layer="layout" svg:width="2.5cm" svg:height="1.073cm" svg:x="7.7cm" svg:y="15.828cm">
          <draw:text-box>
            <text:p text:style-name="P6"><text:span text:style-name="T2">Inizio Conteggio</text:span></text:p>
          </draw:text-box>
        </draw:frame>
        <draw:frame draw:style-name="gr9" draw:text-style-name="P5" draw:layer="layout" svg:width="2.5cm" svg:height="1.073cm" svg:x="15.7cm" svg:y="15.829cm">
          <draw:text-box>
            <text:p text:style-name="P6"><text:span text:style-name="T2">Fine Conteggio</text:span></text:p>
          </draw:text-box>
        </draw:frame>
        <draw:custom-shape draw:style-name="gr12" draw:text-style-name="P7" draw:layer="layout" svg:width="0.5cm" svg:height="0.9cm" draw:transform="rotate (1.5707963267949) translate (8.9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9.801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0.702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1.603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2.504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3.405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4.306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5.207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6.108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0.7cm" svg:height="0.645cm" svg:x="9cm" svg:y="15.355cm">
          <draw:text-box>
            <text:p><text:span text:style-name="T3">1</text:span></text:p>
          </draw:text-box>
        </draw:frame>
        <draw:frame draw:style-name="gr13" draw:text-style-name="P8" draw:layer="layout" svg:width="0.7cm" svg:height="0.645cm" svg:x="9.9cm" svg:y="15.356cm">
          <draw:text-box>
            <text:p><text:span text:style-name="T3">2</text:span></text:p>
          </draw:text-box>
        </draw:frame>
        <draw:frame draw:style-name="gr13" draw:text-style-name="P8" draw:layer="layout" svg:width="0.7cm" svg:height="0.645cm" svg:x="10.8cm" svg:y="15.357cm">
          <draw:text-box>
            <text:p><text:span text:style-name="T3">3</text:span></text:p>
          </draw:text-box>
        </draw:frame>
        <draw:frame draw:style-name="gr13" draw:text-style-name="P8" draw:layer="layout" svg:width="0.7cm" svg:height="0.645cm" svg:x="11.7cm" svg:y="15.358cm">
          <draw:text-box>
            <text:p><text:span text:style-name="T3">4</text:span></text:p>
          </draw:text-box>
        </draw:frame>
        <draw:frame draw:style-name="gr13" draw:text-style-name="P8" draw:layer="layout" svg:width="0.7cm" svg:height="0.645cm" svg:x="12.6cm" svg:y="15.359cm">
          <draw:text-box>
            <text:p><text:span text:style-name="T3">5</text:span></text:p>
          </draw:text-box>
        </draw:frame>
        <draw:frame draw:style-name="gr13" draw:text-style-name="P8" draw:layer="layout" svg:width="0.7cm" svg:height="0.645cm" svg:x="13.5cm" svg:y="15.36cm">
          <draw:text-box>
            <text:p><text:span text:style-name="T3">6</text:span></text:p>
          </draw:text-box>
        </draw:frame>
        <draw:frame draw:style-name="gr13" draw:text-style-name="P8" draw:layer="layout" svg:width="0.7cm" svg:height="0.645cm" svg:x="14.4cm" svg:y="15.361cm">
          <draw:text-box>
            <text:p><text:span text:style-name="T3">7</text:span></text:p>
          </draw:text-box>
        </draw:frame>
        <draw:frame draw:style-name="gr13" draw:text-style-name="P8" draw:layer="layout" svg:width="0.7cm" svg:height="0.645cm" svg:x="15.3cm" svg:y="15.362cm">
          <draw:text-box>
            <text:p><text:span text:style-name="T3">8</text:span></text:p>
          </draw:text-box>
        </draw:frame>
        <draw:frame draw:style-name="gr13" draw:text-style-name="P8" draw:layer="layout" svg:width="0.7cm" svg:height="0.645cm" svg:x="16.2cm" svg:y="15.363cm">
          <draw:text-box>
            <text:p><text:span text:style-name="T3">X</text:span></text:p>
          </draw:text-box>
        </draw:frame>
        <draw:line draw:style-name="gr8" draw:text-style-name="P1" draw:layer="layout" svg:x1="16.9cm" svg:y1="7.3cm" svg:x2="16.9cm" svg:y2="15.4cm">
          <text:p/>
        </draw:line>
        <draw:connector draw:style-name="gr14" draw:text-style-name="P1" xml:id="id2" draw:id="id2" draw:layer="layout" draw:type="line" svg:x1="27cm" svg:y1="18cm" svg:x2="26.969cm" svg:y2="5.009cm" draw:end-shape="id1" draw:end-glue-point="3" svg:d="M27000 18000l-31-12991" svg:viewBox="0 0 32 12992">
          <text:p/>
        </draw:connector>
        <draw:connector draw:style-name="gr14" draw:text-style-name="P1" xml:id="id3" draw:id="id3" draw:layer="layout" draw:type="line" svg:x1="27cm" svg:y1="18cm" svg:x2="1cm" svg:y2="18cm" draw:start-shape="id2" draw:start-glue-point="2" svg:d="M27000 18000h-26000" svg:viewBox="0 0 26001 1">
          <text:p/>
        </draw:connector>
        <draw:connector draw:style-name="gr14" draw:text-style-name="P1" xml:id="id4" draw:id="id4" draw:layer="layout" draw:type="line" svg:x1="1cm" svg:y1="18cm" svg:x2="1.039cm" svg:y2="5.009cm" draw:start-shape="id3" draw:start-glue-point="3" svg:d="M1000 18000l39-12991" svg:viewBox="0 0 40 12992">
          <text:p/>
        </draw:connector>
        <draw:connector draw:style-name="gr14" draw:text-style-name="P1" xml:id="id1" draw:id="id1" draw:layer="layout" draw:type="line" svg:x1="1.039cm" svg:y1="5.009cm" svg:x2="26.969cm" svg:y2="5.009cm" draw:start-shape="id4" draw:start-glue-point="3" svg:d="M1039 5009h25930" svg:viewBox="0 0 25931 1">
          <text:p/>
        </draw:connector>
        <draw:line draw:style-name="gr15" draw:text-style-name="P1" draw:layer="layout" svg:x1="22.1cm" svg:y1="8.5cm" svg:x2="19.4cm" svg:y2="11.3cm">
          <text:p/>
        </draw:line>
        <draw:line draw:style-name="gr16" draw:text-style-name="P1" draw:layer="layout" svg:x1="16.7cm" svg:y1="5.8cm" svg:x2="14.6cm" svg:y2="8cm">
          <text:p/>
        </draw:line>
        <draw:frame draw:style-name="gr17" draw:text-style-name="P9" draw:layer="layout" svg:width="8.7cm" svg:height="0.8cm" svg:x="16.8cm" svg:y="5.5cm">
          <draw:text-box>
            <text:p><text:span text:style-name="T4">Andamento temperatura termosifone</text:span></text:p>
          </draw:text-box>
        </draw:frame>
        <draw:frame draw:style-name="gr18" draw:text-style-name="P9" draw:layer="layout" svg:width="4.4cm" svg:height="1.8cm" svg:x="22.1cm" svg:y="7.7cm">
          <draw:text-box>
            <text:p><text:span text:style-name="T4">Andamento temperatura stanza</text:span></text:p>
          </draw:text-box>
        </draw:frame>
        <draw:line draw:style-name="gr8" draw:text-style-name="P1" draw:layer="layout" svg:x1="12.7cm" svg:y1="7.3cm" svg:x2="12.7cm" svg:y2="16.2cm">
          <text:p/>
        </draw:line>
        <draw:frame draw:style-name="gr9" draw:text-style-name="P10" draw:layer="layout" svg:width="2.8cm" svg:height="1.073cm" svg:x="11.3cm" svg:y="16.127cm">
          <draw:text-box>
            <text:p text:style-name="P6"><text:span text:style-name="T2">Spegnimento <text:s/>caldai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4T21:47:33.750000000</meta:creation-date>
    <dc:date>2022-07-20T12:01:11.463000000</dc:date>
    <meta:editing-duration>PT35M55S</meta:editing-duration>
    <meta:editing-cycles>7</meta:editing-cycles>
    <meta:generator>LibreOffice/7.2.7.2$Windows_X86_64 LibreOffice_project/8d71d29d553c0f7dcbfa38fbfda25ee34cce99a2</meta:generator>
    <meta:document-statistic meta:object-count="44"/>
  </office:meta>
</office:document-meta>
</file>